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D4100000B5F2843FF97.svm"/>
  <manifest:file-entry manifest:media-type="" manifest:full-path="Pictures/2000000700001D5B00000B5F9609E8DC.svm"/>
  <manifest:file-entry manifest:media-type="" manifest:full-path="Pictures/2000000700001D9000000B7A1AA7BEF7.svm"/>
  <manifest:file-entry manifest:media-type="" manifest:full-path="Pictures/2000000700001D9000000B9495E78A0F.svm"/>
  <manifest:file-entry manifest:media-type="" manifest:full-path="Pictures/200000070000556000002DCA84F6E930.svm"/>
  <manifest:file-entry manifest:media-type="" manifest:full-path="Pictures/200000070000554500002DB073B6FF34.svm"/>
  <manifest:file-entry manifest:media-type="" manifest:full-path="Pictures/2000000700001D7600000BC9387D0163.svm"/>
  <manifest:file-entry manifest:media-type="" manifest:full-path="Pictures/2000000700001D9000000BAF2322975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zypadki testowe. </text:p>
      <text:p text:style-name="Standard"/>
      <text:p text:style-name="Standard">a) Logowanie na konto </text:p>
      <text:p text:style-name="Standard"/>
      <text:p text:style-name="Standard">Testy mają za zadanie sprawdzenie logowania się na konto użytkownika różnymi kombinacjami:</text:p>
      <text:p text:style-name="Standard"/>
      <text:p text:style-name="Standard">Przypadek 1. </text:p>
      <text:p text:style-name="Standard">Poprawny login i poprawne hasło. <text:s/></text:p>
      <text:p text:style-name="Standard">Przypadek 2. </text:p>
      <text:p text:style-name="Standard">Poprawny login nie poprawne hasło. </text:p>
      <text:p text:style-name="Standard">Przypadek 3. </text:p>
      <text:p text:style-name="Standard">Niepoprawny login i poprawne hasło. </text:p>
      <text:p text:style-name="Standard">Przypadek 4</text:p>
      <text:p text:style-name="Standard">Niepoprawny login i niepoprawne hasło. </text:p>
      <text:p text:style-name="Standard"/>
      <text:p text:style-name="Standard">Aby poprawnie zalogować się do aplikacji należy znać login oraz hasło</text:p>
      <text:p text:style-name="Standard"/>
      <text:p text:style-name="Standard">Przypadek 1 poprawny login i poprawne haslo.</text:p>
      <text:p text:style-name="Standard"/>
      <text:p text:style-name="Standard">Kroki do wykonania: </text:p>
      <text:p text:style-name="Standard">Podaj istniejący login : klient</text:p>
      <text:p text:style-name="Standard">Podaj prawidłowe haslo: klient</text:p>
      <text:p text:style-name="Standard">Naciśnij przycisk „OK” </text:p>
      <text:p text:style-name="Standard"/>
      <text:p text:style-name="Standard">Oczekiwany rezultat: Użytkownik zostanie zalogowany.</text:p>
      <text:p text:style-name="Standard"/>
      <text:p text:style-name="Standard"><draw:frame draw:style-name="fr1" draw:name="grafika1" text:anchor-type="paragraph" svg:x="0.138cm" svg:y="0cm" svg:width="7.569cm" svg:height="2.992cm" draw:z-index="0"><draw:image xlink:href="Pictures/2000000700001D9000000BAF2322975E.svm" xlink:type="simple" xlink:show="embed" xlink:actuate="onLoad"/></draw:frame></text:p>
      <text:p text:style-name="Standard"/>
      <text:p text:style-name="Standard">Warunek końcowy: Użytkownik jest zalogowany jako klient</text:p>
      <text:p text:style-name="Standard">Wynik testu : POZYTYWNY </text:p>
      <text:p text:style-name="Standard"/>
      <text:p text:style-name="Standard"><draw:frame draw:style-name="fr2" draw:name="grafika2" text:anchor-type="paragraph" svg:width="16.999cm" svg:height="9.116cm" draw:z-index="7"><draw:image xlink:href="Pictures/200000070000556000002DCA84F6E930.svm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Przypadek 2 poprawny login i niepoprawne haslo.</text:p>
      <text:p text:style-name="Standard"/>
      <text:p text:style-name="Standard">Kroki do wykonania: </text:p>
      <text:p text:style-name="Standard">Podaj istniejący login : klient</text:p>
      <text:p text:style-name="Standard">Podaj nie prawidlowe haslo</text:p>
      <text:p text:style-name="Standard">Naciśnij przycisk „OK” </text:p>
      <text:p text:style-name="Standard"/>
      <text:p text:style-name="Standard">Oczekiwany rezultat: Użytkownik nie zostanie zalogowany. Zostanie wyświetlony komuniakat informujący o zaistniałej sytuacji</text:p>
      <text:p text:style-name="Standard"><draw:frame draw:style-name="fr1" draw:name="grafika4" text:anchor-type="paragraph" svg:x="0.138cm" svg:y="0.275cm" svg:width="7.514cm" svg:height="2.91cm" draw:z-index="2"><draw:image xlink:href="Pictures/2000000700001D5B00000B5F9609E8DC.svm" xlink:type="simple" xlink:show="embed" xlink:actuate="onLoad"/></draw:frame><draw:frame draw:style-name="fr1" draw:name="grafika3" text:anchor-type="paragraph" svg:x="8.114cm" svg:y="0.222cm" svg:width="7.542cm" svg:height="3.016cm" draw:z-index="1"><draw:image xlink:href="Pictures/2000000700001D7600000BC9387D0163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arunek końcowy: Użytkownik nie jest zalogowany</text:p>
      <text:p text:style-name="Standard">Wynik testu : POZYTYWNY </text:p>
      <text:p text:style-name="Standard"/>
      <text:p text:style-name="Standard"/>
      <text:p text:style-name="Standard">Przypadek 3 niepoprawny login i poprawne haslo.</text:p>
      <text:p text:style-name="Standard"/>
      <text:p text:style-name="Standard">Kroki do wykonania: </text:p>
      <text:p text:style-name="Standard">Podaj nie istniejący login</text:p>
      <text:p text:style-name="Standard">Podaj prawidlowe haslo: klient</text:p>
      <text:p text:style-name="Standard">Naciśnij przycisk „OK” </text:p>
      <text:p text:style-name="Standard"/>
      <text:p text:style-name="Standard">Oczekiwany rezultat: Użytkownik nie zostanie zalogowany. Zostanie wyświetlony komuniakat informujący o zaistniałej sytuacji</text:p>
      <text:p text:style-name="Standard"><draw:frame draw:style-name="fr1" draw:name="grafika5" text:anchor-type="paragraph" svg:x="8.114cm" svg:y="0.222cm" svg:width="7.542cm" svg:height="3.016cm" draw:z-index="3"><draw:image xlink:href="Pictures/2000000700001D7600000BC9387D0163.svm" xlink:type="simple" xlink:show="embed" xlink:actuate="onLoad"/></draw:frame><draw:frame draw:style-name="fr1" draw:name="grafika6" text:anchor-type="paragraph" svg:x="0.217cm" svg:y="0.275cm" svg:width="7.569cm" svg:height="2.963cm" draw:z-index="4"><draw:image xlink:href="Pictures/2000000700001D9000000B9495E78A0F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arunek końcowy: Użytkownik nie jest zalogowany</text:p>
      <text:p text:style-name="Standard">Wynik testu : POZYTYWNY </text:p>
      <text:p text:style-name="Standard"/>
      <text:p text:style-name="Standard">Przypadek 3 niepoprawny login i niepoprawne haslo.</text:p>
      <text:p text:style-name="Standard"/>
      <text:p text:style-name="Standard">Kroki do wykonania: </text:p>
      <text:p text:style-name="Standard">Podaj nie istniejący login</text:p>
      <text:p text:style-name="Standard">Podaj nieprawidlowe haslo</text:p>
      <text:p text:style-name="Standard">Naciśnij przycisk „OK”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Oczekiwany rezultat: Użytkownik nie zostanie zalogowany. Zostanie wyświetlony komuniakat informujący o zaistniałej sytuacji</text:p>
      <text:p text:style-name="Standard"><draw:frame draw:style-name="fr1" draw:name="grafika7" text:anchor-type="paragraph" svg:x="8.114cm" svg:y="0.222cm" svg:width="7.542cm" svg:height="3.016cm" draw:z-index="5"><draw:image xlink:href="Pictures/2000000700001D7600000BC9387D0163.svm" xlink:type="simple" xlink:show="embed" xlink:actuate="onLoad"/></draw:frame><draw:frame draw:style-name="fr1" draw:name="grafika8" text:anchor-type="paragraph" svg:x="0.111cm" svg:y="0.238cm" svg:width="7.569cm" svg:height="2.939cm" draw:z-index="6"><draw:image xlink:href="Pictures/2000000700001D9000000B7A1AA7BEF7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arunek końcowy: Użytkownik nie jest zalogowany</text:p>
      <text:p text:style-name="Standard">Wynik testu : POZYTYWNY </text:p>
      <text:p text:style-name="Standard"/>
      <text:p text:style-name="Standard"/>
      <text:p text:style-name="Standard">b) sprawdzanie uprawnień po zalogowaniu</text:p>
      <text:p text:style-name="Standard"/>
      <text:p text:style-name="Standard">Testy mają za zadanie sprawdzenie czy po zaloowaniu się na konta o konkretnych uprawnieniach udostępniune funkcje są prawidłowe.</text:p>
      <text:p text:style-name="Standard"/>
      <text:p text:style-name="Standard">Przypadek 1. </text:p>
      <text:p text:style-name="Standard">Poprawne zalogowanie kontem z uprawnieniami pracownika</text:p>
      <text:p text:style-name="Standard">Przypadek 2. </text:p>
      <text:p text:style-name="Standard">Poprawne zalogowanie kontem z uprawnieniami klienta</text:p>
      <text:p text:style-name="Standard"/>
      <text:p text:style-name="Standard"/>
      <text:p text:style-name="Standard">Przypadek 1 zalogowanie uzywając loginu i kasła konta z uprawnieniami pracownik.</text:p>
      <text:p text:style-name="Standard"/>
      <text:p text:style-name="Standard"/>
      <text:p text:style-name="Standard">Kroki do wykonania: </text:p>
      <text:p text:style-name="Standard">Podaj login: admin </text:p>
      <text:p text:style-name="Standard">Podaj hasło: admin</text:p>
      <text:p text:style-name="Standard">Naciśnij przycisk „OK” </text:p>
      <text:p text:style-name="Standard"/>
      <text:p text:style-name="Standard"><draw:frame draw:style-name="fr1" draw:name="grafika9" text:anchor-type="paragraph" svg:x="0.123cm" svg:y="0.656cm" svg:width="7.489cm" svg:height="2.91cm" draw:z-index="8"><draw:image xlink:href="Pictures/2000000700001D4100000B5F2843FF97.svm" xlink:type="simple" xlink:show="embed" xlink:actuate="onLoad"/></draw:frame>Oczekiwany rezultat: Użytkownik zostanie zalogowany z uprawnieniami pracownik.</text:p>
      <text:p text:style-name="Standard"/>
      <text:p text:style-name="Standard">Warunek końcowy: Użytkownik jest zalogowany jako pracownik z udostępnionymi funkcjami </text:p>
      <text:p text:style-name="Standard"/>
      <text:p text:style-name="Standard">Wynik testu : POZYTYWNY</text:p>
      <text:p text:style-name="P1"><draw:frame draw:style-name="fr3" draw:name="grafika10" text:anchor-type="paragraph" svg:width="16.999cm" svg:height="9.107cm" draw:z-index="9"><draw:image xlink:href="Pictures/200000070000554500002DB073B6FF34.svm" xlink:type="simple" xlink:show="embed" xlink:actuate="onLoad"/></draw:frame></text:p>
      <text:p text:style-name="Standard">Przypadek 2 zalogowanie uzywając loginu i kasła konta z uprawnieniami klient.</text:p>
      <text:p text:style-name="Standard"/>
      <text:p text:style-name="Standard"/>
      <text:p text:style-name="Standard">Kroki do wykonania: </text:p>
      <text:p text:style-name="Standard">Podaj login: klient </text:p>
      <text:p text:style-name="Standard">Podaj hasło: klinet</text:p>
      <text:p text:style-name="Standard">Naciśnij przycisk „OK” </text:p>
      <text:p text:style-name="Standard"/>
      <text:p text:style-name="Standard">Oczekiwany rezultat: Użytkownik zostanie zalogowany z uprawnieniami klient.</text:p>
      <text:p text:style-name="Standard"><draw:frame draw:style-name="fr1" draw:name="grafika11" text:anchor-type="paragraph" svg:x="0.138cm" svg:y="0.011cm" svg:width="7.569cm" svg:height="2.992cm" draw:z-index="10"><draw:image xlink:href="Pictures/2000000700001D9000000BAF2322975E.svm" xlink:type="simple" xlink:show="embed" xlink:actuate="onLoad"/></draw:frame></text:p>
      <text:p text:style-name="Standard"/>
      <text:p text:style-name="Standard">Warunek końcowy: Użytkownik jest zalogowany jako klient z udostępnionymi funkcjami </text:p>
      <text:p text:style-name="Standard"/>
      <text:p text:style-name="Standard">Wynik testu : POZYTYWNY</text:p>
      <text:p text:style-name="Standard"><draw:frame draw:style-name="fr4" draw:name="grafika12" text:anchor-type="paragraph" svg:x="0.185cm" svg:y="0.291cm" svg:width="16.999cm" svg:height="9.116cm" draw:z-index="11"><draw:image xlink:href="Pictures/200000070000556000002DCA84F6E93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2M16S</meta:editing-duration>
    <meta:editing-cycles>4</meta:editing-cycles>
    <meta:generator>OpenOffice/4.1.2$Win32 OpenOffice.org_project/412m3$Build-9782</meta:generator>
    <dc:date>2016-06-07T15:48:15.35</dc:date>
    <meta:document-statistic meta:table-count="0" meta:image-count="12" meta:object-count="0" meta:page-count="4" meta:paragraph-count="66" meta:word-count="356" meta:character-count="2677"/>
    <meta:user-defined meta:name="Info 1"/>
    <meta:user-defined meta:name="Info 2"/>
    <meta:user-defined meta:name="Info 3"/>
    <meta:user-defined meta:name="Info 4"/>
  </office:meta>
</office:document-meta>
</file>